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yers</text:p>
      <text:p text:style-name="Standard"/>
      <text:p text:style-name="Standard"/>
      <text:p text:style-name="Standard"><text:tab/>All objects drawn are currently drawn in a default layer. By adding new layers, we want to draw objects in the respective layers. <text:line-break/><text:tab/>All layers will have a color and visibility. When the user makes a layer invisible, all the objects from that layer will disappear from drawing. This allows the user to concentrate on specific parts of the drawing, enabling a much easier way to draw. The objects on invisible layers will appear in the tree view, but will be inaccessible from the drawing area. <text:line-break/><text:tab/>The user can change the drawing layer at any moment by selecting the desired layer with the layers radio button. The user can also change the color of the layer at any moment. When this happens, the color of all the objects from that layer will change if the show layer color button is checked. Be careful, because a shape has 2 colors: its original color and the layer color. If the  show layer color is checked, the shape will be displayed with its layer color. If not, the shape will be displayed with its original color(usually the drawing color, but don't forget that this color can be changed from the grid view). <text:line-break/><text:tab/>Layers can also be removed. If the drawing has more than one layer, the user can remove the current layer by pressing the remove button. Be careful, because removing a layer deletes all the objects from the removed layer. <text:line-break/><text:tab/>Layers are specific for each drawing. This means that every drawing has its own layers. For example, if a user opens a drawing, NaroCad will load all that drawings layers. Be careful, that layers are not saved from a drawing to another. If the user adds many layers and opens another drawing without saving, all the added layers will be lost.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2H04M18S</meta:editing-duration>
    <meta:editing-cycles>24</meta:editing-cycles>
    <meta:generator>OpenOffice.org/3.2$Win32 OpenOffice.org_project/320m18$Build-9502</meta:generator>
    <dc:date>2010-11-26T18:29:26.52</dc:date>
    <meta:document-statistic meta:table-count="0" meta:image-count="0" meta:object-count="0" meta:page-count="1" meta:paragraph-count="2" meta:word-count="300" meta:character-count="1691"/>
    <meta:user-defined meta:name="Info 1"/>
    <meta:user-defined meta:name="Info 2"/>
    <meta:user-defined meta:name="Info 3"/>
    <meta:user-defined meta:name="Info 4"/>
  </office:meta>
</office:document-meta>
</file>